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Fine_20_Dashed" svg:stroke-width="0.04cm" svg:stroke-color="#000000" draw:marker-start="" draw:marker-start-width="0.26cm" draw:marker-end="Arrowheads_20_2" draw:marker-end-width="0.26cm" draw:fill="none" draw:textarea-vertical-align="middle" fo:padding-top="0.145cm" fo:padding-bottom="0.145cm" fo:padding-left="0.27cm" fo:padding-right="0.27cm"/>
    </style:style>
    <style:style style:name="gr2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243cm" fo:min-width="0.049cm"/>
    </style:style>
    <style:style style:name="gr3" style:family="graphic" style:parent-style-name="objectwithoutfill">
      <style:graphic-properties draw:stroke="solid" draw:stroke-dash="Fine_20_Dashed" svg:stroke-width="0.04cm" svg:stroke-color="#000000" draw:marker-start="" draw:marker-start-width="0.26cm" draw:marker-end="" draw:marker-end-width="0.26cm" draw:fill="none" draw:textarea-vertical-align="middle" fo:padding-top="0.145cm" fo:padding-bottom="0.145cm" fo:padding-left="0.27cm" fo:padding-right="0.27cm"/>
    </style:style>
    <style:style style:name="gr4" style:family="graphic" style:parent-style-name="standard">
      <style:graphic-properties draw:stroke="none" draw:fill="none" fo:min-height="0.35cm"/>
    </style:style>
    <style:style style:name="gr5" style:family="graphic" style:parent-style-name="standard">
      <style:graphic-properties draw:stroke="none" draw:fill="none" fo:min-height="0.961cm"/>
    </style:style>
    <style:style style:name="gr6" style:family="graphic" style:parent-style-name="standard">
      <style:graphic-properties draw:stroke="none" draw:fill="none" fo:min-height="0.45cm"/>
    </style:style>
    <style:style style:name="gr7" style:family="graphic" style:parent-style-name="objectwithoutfill">
      <style:graphic-properties svg:stroke-width="0.03cm" draw:marker-start-width="0.245cm" draw:marker-end-width="0.245cm" draw:fill="none" draw:textarea-vertical-align="middle" fo:padding-top="0.14cm" fo:padding-bottom="0.14cm" fo:padding-left="0.265cm" fo:padding-right="0.265cm"/>
    </style:style>
    <style:style style:name="gr8" style:family="graphic" style:parent-style-name="standard">
      <style:graphic-properties draw:stroke="none" draw:fill="none" fo:min-height="1.15cm"/>
    </style:style>
    <style:style style:name="gr9" style:family="graphic" style:parent-style-name="standard">
      <style:graphic-properties draw:stroke="none" draw:fill="none" fo:min-height="0.85cm"/>
    </style:style>
    <style:style style:name="gr10" style:family="graphic" style:parent-style-name="standard">
      <style:graphic-properties draw:stroke="none" draw:fill="none" fo:min-height="0.385cm"/>
    </style:style>
    <style:style style:name="gr11" style:family="graphic" style:parent-style-name="standard">
      <style:graphic-properties draw:stroke="none" draw:fill="none" fo:min-height="0.585cm"/>
    </style:style>
    <style:style style:name="gr12" style:family="graphic" style:parent-style-name="standard">
      <style:graphic-properties draw:stroke="solid" draw:stroke-dash="Ultrafine_20_Dashed" svg:stroke-width="0.05cm" svg:stroke-color="#2c001e" draw:marker-start-width="0.275cm" draw:marker-end-width="0.275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13" style:family="graphic" style:parent-style-name="standard">
      <style:graphic-properties draw:stroke="none" draw:fill-color="#b2b2b2" draw:textarea-horizontal-align="justify" draw:textarea-vertical-align="middle" draw:auto-grow-height="false"/>
    </style:style>
    <style:style style:name="gr14" style:family="graphic" style:parent-style-name="objectwithoutfill">
      <style:graphic-properties draw:stroke="dash" draw:stroke-dash="Ultrafine_20_Dashed" svg:stroke-width="0.04cm" svg:stroke-color="#000000" draw:marker-start="" draw:marker-start-width="0.26cm" draw:marker-end="" draw:marker-end-width="0.26cm" draw:fill="none" draw:textarea-vertical-align="middle" fo:padding-top="0.145cm" fo:padding-bottom="0.145cm" fo:padding-left="0.27cm" fo:padding-right="0.27cm"/>
    </style:style>
    <style:style style:name="gr15" style:family="graphic" style:parent-style-name="standard">
      <style:graphic-properties draw:stroke="solid" draw:stroke-dash="Ultrafine_20_Dashed" svg:stroke-width="0.05cm" svg:stroke-color="#2c001e" draw:marker-start-width="0.275cm" draw:marker-end-width="0.275cm" draw:fill="none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16" style:family="graphic" style:parent-style-name="standard">
      <style:graphic-properties draw:stroke="none" draw:fill="solid" draw:fill-color="#b2b2b2" draw:textarea-horizontal-align="justify" draw:textarea-vertical-align="middle" draw:auto-grow-height="false"/>
    </style:style>
    <style:style style:name="gr17" style:family="graphic" style:parent-style-name="standard">
      <style:graphic-properties draw:stroke="none" draw:fill="none" fo:min-height="0.793cm"/>
    </style:style>
    <style:style style:name="gr18" style:family="graphic" style:parent-style-name="standard">
      <style:graphic-properties draw:stroke="none" draw:fill="none" fo:min-height="0.366cm"/>
    </style:style>
    <style:style style:name="gr19" style:family="graphic" style:parent-style-name="standard">
      <style:graphic-properties draw:stroke="none" draw:fill="none" fo:min-height="0.486cm"/>
    </style:style>
    <style:style style:name="gr20" style:family="graphic" style:parent-style-name="objectwithoutfill">
      <style:graphic-properties svg:stroke-color="#666666" draw:marker-end="Symmetric_20_Arrow" draw:marker-end-width="0.08cm" draw:fill="none" draw:textarea-vertical-align="middle"/>
    </style:style>
    <style:style style:name="gr21" style:family="graphic" style:parent-style-name="standard">
      <style:graphic-properties draw:stroke="none" draw:fill="none" fo:min-height="0.244cm"/>
    </style:style>
    <style:style style:name="gr22" style:family="graphic" style:parent-style-name="objectwithoutfill">
      <style:graphic-properties svg:stroke-width="0.03cm" svg:stroke-color="#666666" draw:marker-start-width="0.245cm" draw:marker-end-width="0.245cm" draw:fill="none" draw:textarea-vertical-align="middle" fo:padding-top="0.14cm" fo:padding-bottom="0.14cm" fo:padding-left="0.265cm" fo:padding-right="0.265cm"/>
    </style:style>
    <style:style style:name="gr23" style:family="graphic" style:parent-style-name="objectwithoutfill">
      <style:graphic-properties svg:stroke-width="0.03cm" svg:stroke-color="#666666" draw:marker-start-width="0.245cm" draw:marker-end-width="0.245cm" draw:fill="none" draw:textarea-vertical-align="middle" fo:padding-top="0.13cm" fo:padding-bottom="0.13cm" fo:padding-left="0.255cm" fo:padding-right="0.255cm"/>
    </style:style>
    <style:style style:name="gr24" style:family="graphic" style:parent-style-name="objectwithoutfill">
      <style:graphic-properties draw:stroke="dash" draw:stroke-dash="Ultrafine_20_Dashed" svg:stroke-width="0.02cm" svg:stroke-color="#666666" draw:marker-start-width="0.23cm" draw:marker-end-width="0.23cm" draw:fill="none" draw:textarea-vertical-align="middle" fo:padding-top="0.135cm" fo:padding-bottom="0.135cm" fo:padding-left="0.26cm" fo:padding-right="0.26cm"/>
    </style:style>
    <style:style style:name="gr25" style:family="graphic" style:parent-style-name="standard">
      <style:graphic-properties draw:stroke="none" draw:stroke-dash="Ultrafine_20_Dashed" draw:fill="none" fo:min-height="0.244cm"/>
    </style:style>
    <style:style style:name="gr26" style:family="graphic" style:parent-style-name="objectwithoutfill">
      <style:graphic-properties svg:stroke-width="0.03cm" draw:marker-start-width="0.245cm" draw:marker-end-width="0.245cm" draw:fill="none" draw:textarea-vertical-align="middle" fo:padding-top="0.13cm" fo:padding-bottom="0.13cm" fo:padding-left="0.255cm" fo:padding-right="0.255cm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6pt" fo:font-style="italic" style:font-size-asian="6pt" style:font-style-asian="italic" style:font-size-complex="6pt" style:font-style-complex="italic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color="#333333" style:font-name="Georgia" fo:font-size="9pt" style:font-size-asian="9pt" style:font-size-complex="9pt"/>
    </style:style>
    <style:style style:name="P5" style:family="paragraph">
      <style:paragraph-properties fo:text-align="center"/>
      <style:text-properties style:font-name="Georgia" fo:font-size="12pt" style:font-size-asian="12pt" style:font-size-complex="12pt"/>
    </style:style>
    <style:style style:name="P6" style:family="paragraph">
      <style:paragraph-properties fo:text-align="center"/>
      <style:text-properties fo:color="#666666" style:font-name="Georgia" fo:font-size="9pt" style:font-size-asian="9pt" style:font-size-complex="9pt"/>
    </style:style>
    <style:style style:name="P7" style:family="paragraph">
      <style:paragraph-properties fo:text-align="center"/>
      <style:text-properties style:font-name="Georgia" fo:font-size="9pt" style:font-size-asian="9pt" style:font-size-complex="9pt"/>
    </style:style>
    <style:style style:name="P8" style:family="paragraph">
      <style:paragraph-properties fo:text-align="center"/>
      <style:text-properties fo:color="#666666" style:font-name="Georgia" fo:font-size="12pt" style:font-size-asian="12pt" style:font-size-complex="12pt"/>
    </style:style>
    <style:style style:name="P9" style:family="paragraph">
      <style:paragraph-properties fo:text-align="center"/>
      <style:text-properties fo:color="#666666" style:font-name="Georgia" fo:font-size="8pt" style:font-size-asian="8pt" style:font-size-complex="8pt"/>
    </style:style>
    <style:style style:name="P10" style:family="paragraph">
      <style:paragraph-properties fo:text-align="center"/>
      <style:text-properties fo:color="#666666" fo:font-size="8pt" style:font-size-asian="8pt" style:font-size-complex="8pt"/>
    </style:style>
    <style:style style:name="T1" style:family="text">
      <style:text-properties style:font-name="Arial" fo:font-size="6pt" fo:font-style="italic" style:font-size-asian="6pt" style:font-style-asian="italic" style:font-size-complex="6pt" style:font-style-complex="italic"/>
    </style:style>
    <style:style style:name="T2" style:family="text">
      <style:text-properties style:font-name="Arial" fo:font-size="10pt" fo:font-style="normal" style:font-size-asian="10pt" style:font-style-asian="normal" style:font-size-complex="10pt" style:font-style-complex="normal"/>
    </style:style>
    <style:style style:name="T3" style:family="text">
      <style:text-properties fo:color="#666666" style:font-name="Georgia" fo:font-size="9pt" fo:font-style="normal" style:font-size-asian="9pt" style:font-style-asian="normal" style:font-size-complex="9pt" style:font-style-complex="normal"/>
    </style:style>
    <style:style style:name="T4" style:family="text">
      <style:text-properties style:font-name="Georgia" fo:font-size="12pt" style:font-size-asian="12pt" style:font-size-complex="12pt"/>
    </style:style>
    <style:style style:name="T5" style:family="text">
      <style:text-properties style:text-position="-10% 58%" style:font-name="Georgia" fo:font-size="12pt" style:font-size-asian="12pt" style:font-size-complex="12pt"/>
    </style:style>
    <style:style style:name="T6" style:family="text">
      <style:text-properties fo:color="#000000" style:font-name="Georgia" fo:font-size="9pt" fo:font-style="normal" style:font-size-asian="9pt" style:font-style-asian="normal" style:font-size-complex="9pt" style:font-style-complex="normal"/>
    </style:style>
    <style:style style:name="T7" style:family="text">
      <style:text-properties fo:color="#666666" style:text-position="-10% 58%" style:font-name="Georgia" fo:font-size="12pt" fo:font-style="normal" style:font-size-asian="12pt" style:font-style-asian="normal" style:font-size-complex="12pt" style:font-style-complex="normal"/>
    </style:style>
    <style:style style:name="T8" style:family="text">
      <style:text-properties fo:color="#000000" style:font-name="Georgia" fo:font-size="12pt" fo:font-style="normal" style:font-size-asian="12pt" style:font-style-asian="normal" style:font-size-complex="12pt" style:font-style-complex="normal"/>
    </style:style>
    <style:style style:name="T9" style:family="text">
      <style:text-properties fo:color="#000000" style:text-position="-10% 58%" style:font-name="Georgia" fo:font-size="12pt" fo:font-style="normal" style:font-size-asian="12pt" style:font-style-asian="normal" style:font-size-complex="12pt" style:font-style-complex="normal"/>
    </style:style>
    <style:style style:name="T10" style:family="text">
      <style:text-properties fo:color="#666666" style:font-name="Georgia" fo:font-size="8pt" fo:font-style="normal" style:font-size-asian="8pt" style:font-style-asian="normal" style:font-size-complex="8pt" style:font-style-complex="normal"/>
    </style:style>
    <style:style style:name="T11" style:family="text">
      <style:text-properties fo:color="#666666" style:font-name="Georgia" fo:font-size="8pt" style:font-size-asian="8pt" style:font-size-complex="8pt"/>
    </style:style>
    <style:style style:name="T12" style:family="text">
      <style:text-properties fo:color="#666666" style:text-position="-10% 58%" style:font-name="Georgia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1.8cm" svg:y1="8.6cm" svg:x2="14cm" svg:y2="8.6cm">
          <text:p/>
        </draw:line>
        <draw:line draw:style-name="gr1" draw:text-style-name="P1" draw:layer="layout" svg:x1="5.6cm" svg:y1="8.6cm" svg:x2="6.6cm" svg:y2="8.6cm">
          <text:p/>
        </draw:line>
        <draw:line draw:style-name="gr1" draw:text-style-name="P1" draw:layer="layout" svg:x1="5.6cm" svg:y1="7.3cm" svg:x2="6.7cm" svg:y2="8.2cm">
          <text:p/>
        </draw:line>
        <draw:line draw:style-name="gr1" draw:text-style-name="P1" draw:layer="layout" svg:x1="5.6cm" svg:y1="9.9cm" svg:x2="6.7cm" svg:y2="8.9cm">
          <text:p/>
        </draw:line>
        <draw:frame draw:style-name="gr2" draw:text-style-name="P2" draw:layer="layout" svg:width="0.68cm" svg:height="0.493cm" svg:x="4.82cm" svg:y="7.6cm">
          <draw:text-box>
            <text:p><text:span text:style-name="T1">...</text:span></text:p>
          </draw:text-box>
        </draw:frame>
        <draw:frame draw:style-name="gr2" draw:text-style-name="P2" draw:layer="layout" svg:width="0.68cm" svg:height="0.493cm" svg:x="4.82cm" svg:y="8.901cm">
          <draw:text-box>
            <text:p><text:span text:style-name="T1">...</text:span></text:p>
          </draw:text-box>
        </draw:frame>
        <draw:line draw:style-name="gr3" draw:text-style-name="P1" draw:layer="layout" svg:x1="4.1cm" svg:y1="7.3cm" svg:x2="5.6cm" svg:y2="7.3cm">
          <text:p/>
        </draw:line>
        <draw:frame draw:style-name="gr4" draw:text-style-name="P3" draw:layer="layout" svg:width="3.658cm" svg:height="0.649cm" svg:x="11.142cm" svg:y="9.551cm">
          <draw:text-box>
            <text:p><text:span text:style-name="T2">(b) A spiking neuron</text:span></text:p>
          </draw:text-box>
        </draw:frame>
        <draw:frame draw:style-name="gr5" draw:text-style-name="P4" draw:layer="layout" svg:width="3.8cm" svg:height="1.343cm" svg:x="1.9cm" svg:y="6.157cm">
          <draw:text-box>
            <text:p text:style-name="P1"><text:span text:style-name="T3">Input spike</text:span></text:p>
            <text:p text:style-name="P1"><text:span text:style-name="T3"><text:s/></text:span><text:span text:style-name="T3">trains (S)</text:span></text:p>
            <text:p text:style-name="P1"><text:span text:style-name="T3"/></text:p>
          </draw:text-box>
        </draw:frame>
        <draw:frame draw:style-name="gr6" draw:text-style-name="P5" draw:layer="layout" svg:width="0.949cm" svg:height="0.735cm" svg:x="5.5cm" svg:y="7.965cm">
          <draw:text-box>
            <text:p text:style-name="P1"><text:span text:style-name="T4">w</text:span><text:span text:style-name="T5">i</text:span></text:p>
          </draw:text-box>
        </draw:frame>
        <draw:line draw:style-name="gr7" draw:text-style-name="P1" draw:layer="layout" svg:x1="4.3cm" svg:y1="7.1cm" svg:x2="4.3cm" svg:y2="7.3cm">
          <text:p/>
        </draw:line>
        <draw:line draw:style-name="gr3" draw:text-style-name="P1" draw:layer="layout" svg:x1="4.1cm" svg:y1="8.6cm" svg:x2="5.6cm" svg:y2="8.6cm">
          <text:p/>
        </draw:line>
        <draw:line draw:style-name="gr3" draw:text-style-name="P1" draw:layer="layout" svg:x1="4.1cm" svg:y1="9.9cm" svg:x2="5.6cm" svg:y2="9.9cm">
          <text:p/>
        </draw:line>
        <draw:line draw:style-name="gr7" draw:text-style-name="P1" draw:layer="layout" svg:x1="4.2cm" svg:y1="8.4cm" svg:x2="4.2cm" svg:y2="8.6cm">
          <text:p/>
        </draw:line>
        <draw:line draw:style-name="gr7" draw:text-style-name="P1" draw:layer="layout" svg:x1="4.3cm" svg:y1="8.4cm" svg:x2="4.3cm" svg:y2="8.6cm">
          <text:p/>
        </draw:line>
        <draw:line draw:style-name="gr7" draw:text-style-name="P1" draw:layer="layout" svg:x1="5.4cm" svg:y1="8.4cm" svg:x2="5.4cm" svg:y2="8.6cm">
          <text:p/>
        </draw:line>
        <draw:line draw:style-name="gr7" draw:text-style-name="P1" draw:layer="layout" svg:x1="4.4cm" svg:y1="8.4cm" svg:x2="4.4cm" svg:y2="8.6cm">
          <text:p/>
        </draw:line>
        <draw:line draw:style-name="gr7" draw:text-style-name="P1" draw:layer="layout" svg:x1="5.1cm" svg:y1="8.4cm" svg:x2="5.1cm" svg:y2="8.6cm">
          <text:p/>
        </draw:line>
        <draw:line draw:style-name="gr7" draw:text-style-name="P1" draw:layer="layout" svg:x1="4.7cm" svg:y1="8.4cm" svg:x2="4.7cm" svg:y2="8.6cm">
          <text:p/>
        </draw:line>
        <draw:line draw:style-name="gr7" draw:text-style-name="P1" draw:layer="layout" svg:x1="5cm" svg:y1="9.7cm" svg:x2="5cm" svg:y2="9.9cm">
          <text:p/>
        </draw:line>
        <draw:line draw:style-name="gr7" draw:text-style-name="P1" draw:layer="layout" svg:x1="5.3cm" svg:y1="9.7cm" svg:x2="5.3cm" svg:y2="9.9cm">
          <text:p/>
        </draw:line>
        <draw:frame draw:style-name="gr5" draw:text-style-name="P5" draw:layer="layout" svg:width="1.247cm" svg:height="1.211cm" svg:x="3.1cm" svg:y="6.889cm">
          <draw:text-box>
            <text:p text:style-name="P1"><text:span text:style-name="T4">s</text:span><text:span text:style-name="T5">1</text:span></text:p>
          </draw:text-box>
        </draw:frame>
        <draw:frame draw:style-name="gr5" draw:text-style-name="P5" draw:layer="layout" svg:width="1.247cm" svg:height="1.211cm" svg:x="3.101cm" svg:y="8.19cm">
          <draw:text-box>
            <text:p text:style-name="P1"><text:span text:style-name="T4">s</text:span><text:span text:style-name="T5">i</text:span></text:p>
          </draw:text-box>
        </draw:frame>
        <draw:frame draw:style-name="gr5" draw:text-style-name="P5" draw:layer="layout" svg:width="1.247cm" svg:height="1.211cm" svg:x="3.102cm" svg:y="9.491cm">
          <draw:text-box>
            <text:p text:style-name="P1"><text:span text:style-name="T4">s</text:span><text:span text:style-name="T5">n</text:span></text:p>
          </draw:text-box>
        </draw:frame>
        <draw:frame draw:style-name="gr8" draw:text-style-name="P6" draw:layer="layout" svg:width="4.347cm" svg:height="1.4cm" svg:x="11.2cm" svg:y="7.3cm">
          <draw:text-box>
            <text:p text:style-name="P1"><text:span text:style-name="T3">Output spike</text:span></text:p>
            <text:p text:style-name="P1"><text:span text:style-name="T3">train</text:span><text:span text:style-name="T6"> </text:span><text:span text:style-name="T3">(S</text:span><text:span text:style-name="T7">y</text:span><text:span text:style-name="T3">)</text:span></text:p>
          </draw:text-box>
        </draw:frame>
        <draw:line draw:style-name="gr7" draw:text-style-name="P1" draw:layer="layout" svg:x1="12.1cm" svg:y1="8.4cm" svg:x2="12.1cm" svg:y2="8.6cm">
          <text:p/>
        </draw:line>
        <draw:line draw:style-name="gr7" draw:text-style-name="P1" draw:layer="layout" svg:x1="13.2cm" svg:y1="8.4cm" svg:x2="13.2cm" svg:y2="8.6cm">
          <text:p/>
        </draw:line>
        <draw:line draw:style-name="gr7" draw:text-style-name="P1" draw:layer="layout" svg:x1="12.4cm" svg:y1="8.4cm" svg:x2="12.4cm" svg:y2="8.6cm">
          <text:p/>
        </draw:line>
        <draw:frame draw:style-name="gr9" draw:text-style-name="P5" draw:layer="layout" svg:width="1.247cm" svg:height="1.1cm" svg:x="12.9cm" svg:y="8.6cm">
          <draw:text-box>
            <text:p text:style-name="P1"><text:span text:style-name="T4">t</text:span></text:p>
          </draw:text-box>
        </draw:frame>
        <draw:frame draw:style-name="gr10" draw:text-style-name="P5" draw:layer="layout" svg:width="0.949cm" svg:height="0.735cm" svg:x="5.6cm" svg:y="7cm">
          <draw:text-box>
            <text:p text:style-name="P1"><text:span text:style-name="T4">w</text:span><text:span text:style-name="T5">1</text:span></text:p>
          </draw:text-box>
        </draw:frame>
        <draw:frame draw:style-name="gr11" draw:text-style-name="P5" draw:layer="layout" svg:width="1.148cm" svg:height="0.835cm" svg:x="5.4cm" svg:y="8.8cm">
          <draw:text-box>
            <text:p text:style-name="P1"><text:span text:style-name="T4">w</text:span><text:span text:style-name="T5">n</text:span></text:p>
          </draw:text-box>
        </draw:frame>
        <draw:g>
          <draw:custom-shape draw:style-name="gr12" draw:text-style-name="P7" draw:layer="layout" svg:width="3.2cm" svg:height="3cm" svg:x="8.6cm" svg:y="7.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6cm" svg:height="3cm" svg:x="9.9cm" svg:y="7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7" draw:text-style-name="P1" draw:layer="layout" svg:width="2.159cm" svg:height="2.426cm" svg:x="9.088cm" svg:y="7.198cm" svg:viewBox="0 0 2160 2427" svg:d="M0 2302c40-2 86 0 132 0 44 0 88 0 132-4 52-4 78-62 88-106 10-48 36-94 62-132 46-66 90 14 132 34 38 18 88 60 136 18 42-36 66-82 84-128 16-44 28-98 80-118 50-18 88-356 88-398 0-46 70-612 62-660-6-46 26-632 40-676 12-44-2-126 44-132 48-6 60 82 62 132 2 42 16 88 16 132s28 352 28 398c0 42 2 88 4 132 2 40 20 358 22 406 2 42 10 224 18 268 6 42 28 494 26 538-2 46 12 90 14 138 2 44 16 90 26 136 10 48 30 102 70 132 38 30 90 6 132 4 52-2 88-44 132-66 40-18 82-46 134-44 44 4 220 4 264 4 42 0 86 0 132 0">
            <text:p/>
          </draw:path>
          <draw:line draw:style-name="gr14" draw:text-style-name="P1" draw:layer="layout" svg:x1="8.8cm" svg:y1="9.1cm" svg:x2="11.6cm" svg:y2="9.1cm">
            <text:p/>
          </draw:line>
          <draw:custom-shape draw:style-name="gr15" draw:text-style-name="P7" draw:layer="layout" svg:width="3.2cm" svg:height="3cm" svg:x="8.6cm" svg:y="7.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6" draw:text-style-name="P1" draw:layer="layout" svg:width="2cm" svg:height="1.3cm" svg:x="6.6cm" svg:y="7.9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6" draw:layer="layout" svg:width="2.6cm" svg:height="1.343cm" svg:x="6.3cm" svg:y="9cm">
          <draw:text-box>
            <text:p text:style-name="P1"><text:span text:style-name="T3">Current </text:span></text:p>
            <text:p text:style-name="P1"><text:span text:style-name="T3">influx (I)</text:span></text:p>
            <text:p text:style-name="P1"><text:span text:style-name="T3"/></text:p>
          </draw:text-box>
        </draw:frame>
        <draw:frame draw:style-name="gr17" draw:text-style-name="P6" draw:layer="layout" svg:width="3.499cm" svg:height="1.343cm" svg:x="4.2cm" svg:y="5.8cm">
          <draw:text-box>
            <text:p text:style-name="P1"><text:span text:style-name="T3"/></text:p>
            <text:p text:style-name="P1"><text:span text:style-name="T3">Synaptic </text:span></text:p>
            <text:p text:style-name="P1"><text:span text:style-name="T3">efficacy (W)</text:span></text:p>
          </draw:text-box>
        </draw:frame>
        <draw:frame draw:style-name="gr5" draw:text-style-name="P6" draw:layer="layout" svg:width="2.6cm" svg:height="1.343cm" svg:x="8.9cm" svg:y="6.157cm">
          <draw:text-box>
            <text:p text:style-name="P1"><text:span text:style-name="T3">Membrane potential (V)</text:span></text:p>
            <text:p text:style-name="P1"><text:span text:style-name="T3"/></text:p>
          </draw:text-box>
        </draw:frame>
        <draw:frame draw:style-name="gr18" draw:text-style-name="P8" draw:layer="layout" svg:width="0.9cm" svg:height="0.735cm" svg:x="13.8cm" svg:y="8.084cm">
          <draw:text-box>
            <text:p text:style-name="P1"><text:span text:style-name="T8">s</text:span><text:span text:style-name="T9">y</text:span></text:p>
          </draw:text-box>
        </draw:frame>
        <draw:frame draw:style-name="gr9" draw:text-style-name="P5" draw:layer="layout" svg:width="1.247cm" svg:height="1.1cm" svg:x="5.353cm" svg:y="9.5cm">
          <draw:text-box>
            <text:p text:style-name="P1"><text:span text:style-name="T4">t</text:span></text:p>
          </draw:text-box>
        </draw:frame>
        <draw:frame draw:style-name="gr18" draw:text-style-name="P9" draw:layer="layout" svg:width="3.368cm" svg:height="0.903cm" svg:x="9.432cm" svg:y="8.1cm">
          <draw:text-box>
            <text:p text:style-name="P1"><text:span text:style-name="T10">Membrane </text:span></text:p>
            <text:p text:style-name="P1"><text:span text:style-name="T10">threshold</text:span></text:p>
          </draw:text-box>
        </draw:frame>
        <draw:frame draw:style-name="gr19" draw:text-style-name="P9" draw:layer="layout" svg:width="1.573cm" svg:height="0.736cm" svg:x="8.9cm" svg:y="9.464cm">
          <draw:text-box>
            <text:p text:style-name="P1"><text:span text:style-name="T10">PSPs</text:span></text:p>
          </draw:text-box>
        </draw:frame>
        <draw:line draw:style-name="gr20" draw:text-style-name="P1" draw:layer="layout" svg:x1="9.6cm" svg:y1="9.6cm" svg:x2="9.6cm" svg:y2="9.4cm">
          <text:p/>
        </draw:line>
        <draw:line draw:style-name="gr20" draw:text-style-name="P1" draw:layer="layout" svg:x1="9.7cm" svg:y1="9.6cm" svg:x2="9.9cm" svg:y2="9.2cm">
          <text:p/>
        </draw:line>
        <draw:frame draw:style-name="gr21" draw:text-style-name="P9" draw:layer="layout" svg:width="1.7cm" svg:height="1.229cm" svg:x="8.4cm" svg:y="7.6cm">
          <draw:text-box>
            <text:p text:style-name="P1"><text:span text:style-name="T10">Action potential</text:span></text:p>
            <text:p text:style-name="P1"><text:span text:style-name="T10">(Spike) <text:s text:c="2"/></text:span></text:p>
          </draw:text-box>
        </draw:frame>
        <draw:line draw:style-name="gr20" draw:text-style-name="P1" draw:layer="layout" svg:x1="11.3cm" svg:y1="8.8cm" svg:x2="11.1cm" svg:y2="9.1cm">
          <text:p/>
        </draw:line>
        <draw:line draw:style-name="gr20" draw:text-style-name="P1" draw:layer="layout" svg:x1="9.6cm" svg:y1="8.5cm" svg:x2="9.9cm" svg:y2="8.5cm">
          <text:p/>
        </draw:line>
        <draw:line draw:style-name="gr20" draw:text-style-name="P1" draw:layer="layout" svg:x1="10.7cm" svg:y1="7cm" svg:x2="10.3cm" svg:y2="7.6cm">
          <text:p/>
        </draw:line>
        <draw:g>
          <draw:line draw:style-name="gr20" draw:text-style-name="P1" draw:layer="layout" svg:x1="7.083cm" svg:y1="8.077cm" svg:x2="8.083cm" svg:y2="8.077cm">
            <text:p/>
          </draw:line>
          <draw:line draw:style-name="gr22" draw:text-style-name="P1" draw:layer="layout" svg:x1="7.183cm" svg:y1="7.977cm" svg:x2="7.183cm" svg:y2="8.077cm">
            <text:p/>
          </draw:line>
          <draw:line draw:style-name="gr20" draw:text-style-name="P1" draw:layer="layout" svg:x1="7.078cm" svg:y1="7.89cm" svg:x2="8.083cm" svg:y2="7.877cm">
            <text:p/>
          </draw:line>
          <draw:line draw:style-name="gr22" draw:text-style-name="P1" draw:layer="layout" svg:x1="7.183cm" svg:y1="7.477cm" svg:x2="7.178cm" svg:y2="7.89cm">
            <text:p/>
          </draw:line>
          <draw:line draw:style-name="gr20" draw:text-style-name="P1" draw:layer="layout" svg:x1="7.083cm" svg:y1="7.89cm" svg:x2="7.093cm" svg:y2="7.177cm">
            <text:p/>
          </draw:line>
          <draw:path draw:style-name="gr23" draw:text-style-name="P1" draw:layer="layout" svg:width="0.874cm" svg:height="0.186cm" draw:transform="rotate (-0.674744288821009) translate (7.30007548886897cm 7.33065664290871cm)" svg:viewBox="0 0 875 187" svg:d="M0 187c640 0 718-62 875-187">
            <text:p/>
          </draw:path>
          <draw:line draw:style-name="gr24" draw:text-style-name="P1" draw:layer="layout" svg:x1="7.783cm" svg:y1="7.477cm" svg:x2="7.083cm" svg:y2="7.477cm">
            <text:p/>
          </draw:line>
          <draw:frame draw:style-name="gr10" draw:text-style-name="P9" draw:layer="layout" svg:width="1.049cm" svg:height="0.635cm" svg:x="6.183cm" svg:y="7.242cm">
            <draw:text-box>
              <text:p text:style-name="P1"><text:span text:style-name="T11">I</text:span><text:span text:style-name="T12">S</text:span><text:span text:style-name="T11">(t)</text:span></text:p>
            </draw:text-box>
          </draw:frame>
          <draw:frame draw:style-name="gr25" draw:text-style-name="P10" draw:layer="layout" svg:width="0.917cm" svg:height="0.577cm" svg:x="7.483cm" svg:y="7.1cm">
            <draw:text-box>
              <text:p text:style-name="P1"><text:span text:style-name="T11">w</text:span></text:p>
            </draw:text-box>
          </draw:frame>
          <draw:frame draw:style-name="gr25" draw:text-style-name="P10" draw:layer="layout" svg:width="0.659cm" svg:height="0.577cm" svg:x="6.583cm" svg:y="7.783cm">
            <draw:text-box>
              <text:p text:style-name="P1"><text:span text:style-name="T11">S</text:span></text:p>
            </draw:text-box>
          </draw:frame>
        </draw:g>
        <draw:path draw:style-name="gr26" draw:text-style-name="P1" draw:layer="layout" svg:width="1.664cm" svg:height="0.443cm" draw:transform="rotate (-0.148876585195116) translate (6.76881019121842cm 8.2982254252429cm)" svg:viewBox="0 0 1665 444" svg:d="M0 444c30-4 116-15 175-21 0-79 0-158 1-237 13 6 65 52 97 78 9-29 10-176 15-264 32 56 79 138 96 167 20 30 50 57 77 83 27 25 59 49 90 72 26 19 59 10 89 15 28-3 282-50 423-75 2-30-11-174-17-260 32 33 71 75 97 98 28 26 65 45 95 70 27 22 105 26 138 30 29 3 289-34 289-34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Arrowheads_20_2" draw:display-name="Arrowheads 2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02cm" svg:stroke-color="#000000" draw:marker-start-width="0.23cm" draw:marker-end-width="0.23cm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2T14:15:09.545027881</meta:creation-date>
    <dc:date>2017-05-19T10:19:27.084062349</dc:date>
    <meta:editing-duration>PT8H39M42S</meta:editing-duration>
    <meta:editing-cycles>25</meta:editing-cycles>
    <meta:generator>LibreOffice/4.2.8.2$Linux_X86_64 LibreOffice_project/420m0$Build-2</meta:generator>
    <meta:document-statistic meta:object-count="63"/>
  </office:meta>
</office:document-meta>
</file>